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skerville Old Face" svg:font-family="'Baskerville Old Face'"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3937in" fo:margin-right="0in" fo:text-indent="0in" style:auto-text-indent="false" fo:background-color="transparent"/>
      <style:text-properties style:font-name="Cascadia Code" fo:font-size="11pt" officeooo:paragraph-rsid="00173878" style:font-size-asian="11pt" style:font-size-complex="11pt"/>
    </style:style>
    <style:style style:name="P2" style:family="paragraph" style:parent-style-name="Standard">
      <style:text-properties style:font-name="Cascadia Code" fo:font-size="11pt" fo:font-weight="bold" officeooo:rsid="0015b22c" officeooo:paragraph-rsid="0015b22c" style:font-size-asian="11pt" style:font-weight-asian="bold" style:font-size-complex="11pt" style:font-weight-complex="bold"/>
    </style:style>
    <style:style style:name="P3" style:family="paragraph" style:parent-style-name="Standard" style:master-page-name="">
      <style:paragraph-properties style:page-number="auto"/>
      <style:text-properties style:font-name="Cascadia Code" fo:font-size="11pt" fo:font-weight="bold" officeooo:paragraph-rsid="00173878" style:font-size-asian="11pt" style:font-weight-asian="bold" style:font-size-complex="11pt" style:font-weight-complex="bold"/>
    </style:style>
    <style:style style:name="P4" style:family="paragraph" style:parent-style-name="Text_20_body">
      <style:text-properties style:font-name="Cascadia Code" fo:font-size="10.5pt" officeooo:rsid="00177dfc" officeooo:paragraph-rsid="00177dfc" style:font-size-asian="10.5pt" style:font-size-complex="10.5pt"/>
    </style:style>
    <style:style style:name="P5" style:family="paragraph" style:parent-style-name="Heading_20_2">
      <style:text-properties fo:font-size="12pt" style:font-size-asian="12pt" style:font-size-complex="12pt"/>
    </style:style>
    <style:style style:name="P6" style:family="paragraph" style:parent-style-name="Heading_20_2">
      <style:text-properties style:font-name="Baskerville Old Face" fo:font-size="10.5pt" fo:font-weight="normal" officeooo:rsid="00177dfc" officeooo:paragraph-rsid="00177dfc" style:font-size-asian="10.5pt" style:font-weight-asian="normal" style:font-size-complex="10.5pt" style:font-weight-complex="normal"/>
    </style:style>
    <style:style style:name="P7" style:family="paragraph" style:parent-style-name="Heading_20_2">
      <style:text-properties fo:font-size="10.5pt" officeooo:rsid="00177dfc" officeooo:paragraph-rsid="00177dfc" style:font-size-asian="10.5pt" style:font-size-complex="10.5pt"/>
    </style:style>
    <style:style style:name="P8" style:family="paragraph" style:parent-style-name="Heading_20_2">
      <style:paragraph-properties>
        <style:tab-stops>
          <style:tab-stop style:position="1.5626in"/>
        </style:tab-stops>
      </style:paragraph-properties>
      <style:text-properties fo:font-size="10.5pt" officeooo:paragraph-rsid="00177dfc" style:font-size-asian="10.5pt" style:font-size-complex="10.5pt"/>
    </style:style>
    <style:style style:name="P9"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5b22c" officeooo:paragraph-rsid="0015b22c" style:font-size-asian="10.5pt" style:font-weight-asian="normal" style:font-size-complex="10.5pt" style:font-weight-complex="normal"/>
    </style:style>
    <style:style style:name="P10"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5b22c" officeooo:paragraph-rsid="0015b22c" style:font-size-asian="10.5pt" style:font-weight-asian="normal" style:font-size-complex="10.5pt" style:font-weight-complex="normal"/>
    </style:style>
    <style:style style:name="P11"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5b22c" officeooo:paragraph-rsid="0015b22c" style:font-size-asian="10.5pt" style:font-weight-asian="normal" style:font-size-complex="10.5pt" style:font-weight-complex="normal"/>
    </style:style>
    <style:style style:name="P12"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fo:font-weight="normal" officeooo:rsid="0015b22c" officeooo:paragraph-rsid="00173878" style:font-size-asian="10.5pt" style:font-weight-asian="normal" style:font-size-complex="10.5pt" style:font-weight-complex="normal"/>
    </style:style>
    <style:style style:name="P13"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73878" officeooo:paragraph-rsid="00173878" style:font-size-asian="10.5pt" style:font-weight-asian="normal" style:font-size-complex="10.5pt" style:font-weight-complex="normal"/>
    </style:style>
    <style:style style:name="P14"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fo:font-weight="normal" officeooo:rsid="00173878" officeooo:paragraph-rsid="00173878" style:font-size-asian="10.5pt" style:font-weight-asian="normal" style:font-size-complex="10.5pt" style:font-weight-complex="normal"/>
    </style:style>
    <style:style style:name="P15"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4aa90" officeooo:paragraph-rsid="00173878" style:font-size-asian="10.5pt" style:font-weight-asian="normal" style:font-size-complex="10.5pt" style:font-weight-complex="normal"/>
    </style:style>
    <style:style style:name="P16"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normal" officeooo:rsid="001463ad" officeooo:paragraph-rsid="001463ad" style:font-size-asian="10.5pt" style:font-weight-asian="normal" style:font-size-complex="10.5pt" style:font-weight-complex="normal"/>
    </style:style>
    <style:style style:name="P17" style:family="paragraph" style:parent-style-name="Standard" style:master-page-name="">
      <loext:graphic-properties draw:fill="none"/>
      <style:paragraph-properties fo:margin-left="1.102in" fo:margin-right="0in" fo:text-indent="0in" style:auto-text-indent="false" style:page-number="auto" fo:background-color="transparent"/>
      <style:text-properties style:font-name="Baskerville Old Face" fo:font-size="10.5pt" officeooo:rsid="00173878" officeooo:paragraph-rsid="00173878" style:font-size-asian="10.5pt" style:font-size-complex="10.5pt"/>
    </style:style>
    <style:style style:name="P18"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officeooo:paragraph-rsid="0011b3a3" style:font-size-asian="10.5pt" style:font-size-complex="10.5pt"/>
    </style:style>
    <style:style style:name="P19"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officeooo:paragraph-rsid="0011b3a3" style:font-size-asian="10.5pt" style:font-size-complex="10.5pt"/>
    </style:style>
    <style:style style:name="P2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Baskerville Old Face" fo:font-size="10.5pt" officeooo:paragraph-rsid="0011b3a3" style:font-size-asian="10.5pt" style:font-size-complex="10.5pt"/>
    </style:style>
    <style:style style:name="P21"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officeooo:rsid="0011b3a3" style:font-size-asian="10.5pt" style:font-size-complex="10.5pt"/>
    </style:style>
    <style:style style:name="P22"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officeooo:rsid="0011b3a3" officeooo:paragraph-rsid="0011b3a3" style:font-size-asian="10.5pt" style:font-size-complex="10.5pt"/>
    </style:style>
    <style:style style:name="P23"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officeooo:rsid="0011b3a3" officeooo:paragraph-rsid="0011b3a3" style:font-size-asian="10.5pt" style:font-size-complex="10.5pt"/>
    </style:style>
    <style:style style:name="P24"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officeooo:rsid="0011fa10" style:font-size-asian="10.5pt" style:font-size-complex="10.5pt"/>
    </style:style>
    <style:style style:name="P25"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style:font-size-asian="10.5pt" style:font-size-complex="10.5pt"/>
    </style:style>
    <style:style style:name="P26"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officeooo:paragraph-rsid="0015b22c" style:font-size-asian="10.5pt" style:font-size-complex="10.5pt"/>
    </style:style>
    <style:style style:name="P27"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officeooo:rsid="0015b22c" officeooo:paragraph-rsid="0015b22c" style:font-size-asian="10.5pt" style:font-size-complex="10.5pt"/>
    </style:style>
    <style:style style:name="P28"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fo:font-weight="bold" officeooo:rsid="0014aa90" officeooo:paragraph-rsid="00173878" style:font-size-asian="10.5pt" style:font-weight-asian="bold" style:font-size-complex="10.5pt" style:font-weight-complex="bold"/>
    </style:style>
    <style:style style:name="P29"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Baskerville Old Face" fo:font-size="10.5pt" fo:font-weight="bold" officeooo:rsid="0013bc9c" officeooo:paragraph-rsid="0013bc9c" style:font-size-asian="10.5pt" style:font-weight-asian="bold" style:font-size-complex="10.5pt" style:font-weight-complex="bold"/>
    </style:style>
    <style:style style:name="P30"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fo:font-weight="bold" officeooo:rsid="001463ad" officeooo:paragraph-rsid="001463ad" style:font-size-asian="10.5pt" style:font-weight-asian="bold" style:font-size-complex="10.5pt" style:font-weight-complex="bold"/>
    </style:style>
    <style:style style:name="P31" style:family="paragraph" style:parent-style-name="Standard">
      <loext:graphic-properties draw:fill="none"/>
      <style:paragraph-properties fo:margin-left="0.472in" fo:margin-right="0in" fo:text-indent="0in" style:auto-text-indent="false" fo:background-color="transparent"/>
      <style:text-properties style:font-name="Baskerville Old Face" fo:font-size="10.5pt" fo:font-weight="bold" officeooo:rsid="0015b22c" officeooo:paragraph-rsid="0015b22c" style:font-size-asian="10.5pt" style:font-weight-asian="bold" style:font-size-complex="10.5pt" style:font-weight-complex="bold"/>
    </style:style>
    <style:style style:name="P32" style:family="paragraph" style:parent-style-name="Standard">
      <style:text-properties style:font-name="Cascadia Code" fo:font-size="10.5pt" fo:font-weight="bold" officeooo:rsid="0015b22c" officeooo:paragraph-rsid="0015b22c" style:font-size-asian="10.5pt" style:font-weight-asian="bold" style:font-size-complex="10.5pt" style:font-weight-complex="bold"/>
    </style:style>
    <style:style style:name="P33"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fo:font-weight="bold" officeooo:rsid="0015b22c" officeooo:paragraph-rsid="00173878" style:font-size-asian="10.5pt" style:font-weight-asian="bold" style:font-size-complex="10.5pt" style:font-weight-complex="bold"/>
    </style:style>
    <style:style style:name="P34"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fo:font-weight="bold" officeooo:paragraph-rsid="0015b22c" style:font-size-asian="10.5pt" style:font-weight-asian="bold" style:font-size-complex="10.5pt" style:font-weight-complex="bold"/>
    </style:style>
    <style:style style:name="P35"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fo:font-weight="bold" officeooo:paragraph-rsid="0015b22c" style:font-size-asian="10.5pt" style:font-weight-asian="bold" style:font-size-complex="10.5pt" style:font-weight-complex="bold"/>
    </style:style>
    <style:style style:name="P36" style:family="paragraph" style:parent-style-name="Standard">
      <style:text-properties style:font-name="Cascadia Code" fo:font-size="10.5pt" fo:font-weight="bold" officeooo:paragraph-rsid="0015b22c" style:font-size-asian="10.5pt" style:font-weight-asian="bold" style:font-size-complex="10.5pt" style:font-weight-complex="bold"/>
    </style:style>
    <style:style style:name="P37" style:family="paragraph" style:parent-style-name="Standard">
      <style:text-properties style:font-name="Cascadia Code" fo:font-size="10.5pt" fo:font-weight="bold" officeooo:paragraph-rsid="00173878" style:font-size-asian="10.5pt" style:font-weight-asian="bold" style:font-size-complex="10.5pt" style:font-weight-complex="bold"/>
    </style:style>
    <style:style style:name="P38" style:family="paragraph" style:parent-style-name="Standard">
      <style:text-properties style:font-name="Cascadia Code" fo:font-size="10.5pt" fo:font-weight="bold" style:font-size-asian="10.5pt" style:font-weight-asian="bold" style:font-size-complex="10.5pt" style:font-weight-complex="bold"/>
    </style:style>
    <style:style style:name="P39"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Cascadia Code" fo:font-size="10.5pt" fo:font-weight="bold" style:font-size-asian="10.5pt" style:font-weight-asian="bold" style:font-size-complex="10.5pt" style:font-weight-complex="bold"/>
    </style:style>
    <style:style style:name="P40" style:family="paragraph" style:parent-style-name="Standard">
      <loext:graphic-properties draw:fill="none"/>
      <style:paragraph-properties fo:margin-left="0.3937in" fo:margin-right="0in" fo:text-indent="0in" style:auto-text-indent="false" fo:background-color="transparent"/>
      <style:text-properties style:font-name="Cascadia Code" fo:font-size="10.5pt" officeooo:paragraph-rsid="0015b22c" style:font-size-asian="10.5pt" style:font-size-complex="10.5pt"/>
    </style:style>
    <style:style style:name="P41"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5b22c" style:font-size-asian="10.5pt" style:font-size-complex="10.5pt"/>
    </style:style>
    <style:style style:name="P42"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5b22c" style:font-size-asian="10.5pt" style:font-size-complex="10.5pt"/>
    </style:style>
    <style:style style:name="P43" style:family="paragraph" style:parent-style-name="Standard" style:master-page-name="">
      <loext:graphic-properties draw:fill="none"/>
      <style:paragraph-properties fo:margin-left="0.8272in" fo:margin-right="0in" fo:text-indent="0in" style:auto-text-indent="false" style:page-number="auto" fo:background-color="transparent"/>
      <style:text-properties style:font-name="Cascadia Code" fo:font-size="10.5pt" officeooo:rsid="0015b22c" officeooo:paragraph-rsid="0015b22c" style:font-size-asian="10.5pt" style:font-size-complex="10.5pt"/>
    </style:style>
    <style:style style:name="P44"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73878" style:font-size-asian="10.5pt" style:font-size-complex="10.5pt"/>
    </style:style>
    <style:style style:name="P45"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73878" style:font-size-asian="10.5pt" style:font-size-complex="10.5pt"/>
    </style:style>
    <style:style style:name="P46" style:family="paragraph" style:parent-style-name="Standard">
      <loext:graphic-properties draw:fill="none"/>
      <style:paragraph-properties fo:margin-left="0.3937in" fo:margin-right="0in" fo:text-indent="0in" style:auto-text-indent="false" fo:background-color="transparent"/>
      <style:text-properties style:font-name="Cascadia Code" fo:font-size="10.5pt" officeooo:paragraph-rsid="0011b3a3" style:font-size-asian="10.5pt" style:font-size-complex="10.5pt"/>
    </style:style>
    <style:style style:name="P47"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Cascadia Code" fo:font-size="10.5pt" officeooo:paragraph-rsid="0011b3a3" style:font-size-asian="10.5pt" style:font-size-complex="10.5pt"/>
    </style:style>
    <style:style style:name="P48" style:family="paragraph" style:parent-style-name="Standard">
      <style:text-properties style:font-name="Cascadia Code" fo:font-size="10.5pt" style:font-size-asian="10.5pt" style:font-size-complex="10.5pt"/>
    </style:style>
    <style:style style:name="P4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Cascadia Code" fo:font-size="10.5pt" officeooo:paragraph-rsid="0011fa10" style:font-size-asian="10.5pt" style:font-size-complex="10.5pt"/>
    </style:style>
    <style:style style:name="P50" style:family="paragraph" style:parent-style-name="Standard">
      <loext:graphic-properties draw:fill="none"/>
      <style:paragraph-properties fo:margin-left="0.3937in" fo:margin-right="0in" fo:text-indent="0in" style:auto-text-indent="false" fo:background-color="transparent"/>
      <style:text-properties style:font-name="Cascadia Code" fo:font-size="10.5pt" officeooo:paragraph-rsid="0011fa10" style:font-size-asian="10.5pt" style:font-size-complex="10.5pt"/>
    </style:style>
    <style:style style:name="P51"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1fa10" style:font-size-asian="10.5pt" style:font-size-complex="10.5pt"/>
    </style:style>
    <style:style style:name="P52"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1fa10" style:font-size-asian="10.5pt" style:font-size-complex="10.5pt"/>
    </style:style>
    <style:style style:name="P53" style:family="paragraph" style:parent-style-name="Standard">
      <style:text-properties style:font-name="Cascadia Code" fo:font-size="10.5pt" officeooo:paragraph-rsid="0011fa10" style:font-size-asian="10.5pt" style:font-size-complex="10.5pt"/>
    </style:style>
    <style:style style:name="P54"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2ebd5" style:font-size-asian="10.5pt" style:font-size-complex="10.5pt"/>
    </style:style>
    <style:style style:name="P55"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2ebd5" style:font-size-asian="10.5pt" style:font-size-complex="10.5pt"/>
    </style:style>
    <style:style style:name="P56"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style:font-size-asian="10.5pt" style:font-size-complex="10.5pt"/>
    </style:style>
    <style:style style:name="P57"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3bc9c" style:font-size-asian="10.5pt" style:font-size-complex="10.5pt"/>
    </style:style>
    <style:style style:name="P58"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3bc9c" style:font-size-asian="10.5pt" style:font-size-complex="10.5pt"/>
    </style:style>
    <style:style style:name="P59" style:family="paragraph" style:parent-style-name="Standard">
      <loext:graphic-properties draw:fill="none"/>
      <style:paragraph-properties fo:margin-left="0.472in" fo:margin-right="0in" fo:text-indent="0in" style:auto-text-indent="false" fo:background-color="transparent"/>
      <style:text-properties style:font-name="Cascadia Code" fo:font-size="10.5pt" officeooo:paragraph-rsid="001463ad" style:font-size-asian="10.5pt" style:font-size-complex="10.5pt"/>
    </style:style>
    <style:style style:name="P60"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Cascadia Code" fo:font-size="10.5pt" officeooo:paragraph-rsid="001463ad" style:font-size-asian="10.5pt" style:font-size-complex="10.5pt"/>
    </style:style>
    <style:style style:name="T1" style:family="text">
      <style:text-properties officeooo:rsid="0011b3a3"/>
    </style:style>
    <style:style style:name="T2" style:family="text">
      <style:text-properties style:font-name="Baskerville Old Face"/>
    </style:style>
    <style:style style:name="T3" style:family="text">
      <style:text-properties style:font-name="Baskerville Old Face" officeooo:rsid="0011b3a3"/>
    </style:style>
    <style:style style:name="T4" style:family="text">
      <style:text-properties style:font-name="Baskerville Old Face" officeooo:rsid="0011fa10"/>
    </style:style>
    <style:style style:name="T5" style:family="text">
      <style:text-properties style:font-name="Baskerville Old Face" fo:font-size="11pt" fo:font-weight="normal" officeooo:rsid="00177dfc" style:font-size-asian="11pt" style:font-weight-asian="normal" style:font-size-complex="11pt" style:font-weight-complex="normal"/>
    </style:style>
    <style:style style:name="T6" style:family="text">
      <style:text-properties style:font-name="Baskerville Old Face" officeooo:rsid="0012ebd5"/>
    </style:style>
    <style:style style:name="T7" style:family="text">
      <style:text-properties style:font-name="Baskerville Old Face" officeooo:rsid="0013bc9c"/>
    </style:style>
    <style:style style:name="T8" style:family="text">
      <style:text-properties style:font-name="Baskerville Old Face" officeooo:rsid="001463ad"/>
    </style:style>
    <style:style style:name="T9" style:family="text">
      <style:text-properties style:font-name="Baskerville Old Face" officeooo:rsid="0014aa90"/>
    </style:style>
    <style:style style:name="T10" style:family="text">
      <style:text-properties style:font-name="Baskerville Old Face" fo:font-weight="normal" style:font-weight-asian="normal" style:font-weight-complex="normal"/>
    </style:style>
    <style:style style:name="T11" style:family="text">
      <style:text-properties style:font-name="Baskerville Old Face" fo:font-weight="normal" officeooo:rsid="0015b22c" style:font-weight-asian="normal" style:font-weight-complex="normal"/>
    </style:style>
    <style:style style:name="T12" style:family="text">
      <style:text-properties style:font-name="Baskerville Old Face" fo:font-weight="normal" officeooo:rsid="00177dfc" style:font-weight-asian="normal" style:font-weight-complex="normal"/>
    </style:style>
    <style:style style:name="T13" style:family="text">
      <style:text-properties style:font-name="Baskerville Old Face" officeooo:rsid="0015b22c"/>
    </style:style>
    <style:style style:name="T14" style:family="text">
      <style:text-properties style:font-name="Baskerville Old Face" officeooo:rsid="00173878"/>
    </style:style>
    <style:style style:name="T15" style:family="text">
      <style:text-properties style:font-name="Baskerville Old Face" fo:font-size="10pt" style:font-size-asian="10pt" style:font-size-complex="10pt"/>
    </style:style>
    <style:style style:name="T16" style:family="text">
      <style:text-properties style:font-name="Baskerville Old Face" fo:font-size="10pt" fo:font-weight="normal" style:font-size-asian="10pt" style:font-weight-asian="normal" style:font-size-complex="10pt" style:font-weight-complex="normal"/>
    </style:style>
    <style:style style:name="T17" style:family="text">
      <style:text-properties style:font-name="Baskerville Old Face" fo:font-size="10pt" fo:font-weight="normal" officeooo:rsid="00177dfc" style:font-size-asian="10pt" style:font-weight-asian="normal" style:font-size-complex="10pt" style:font-weight-complex="normal"/>
    </style:style>
    <style:style style:name="T18" style:family="text">
      <style:text-properties style:font-name="Baskerville Old Face" officeooo:rsid="00177dfc"/>
    </style:style>
    <style:style style:name="T19" style:family="text">
      <style:text-properties style:font-name="Cascadia Code"/>
    </style:style>
    <style:style style:name="T20" style:family="text">
      <style:text-properties style:font-name="Cascadia Code" officeooo:rsid="0011b3a3"/>
    </style:style>
    <style:style style:name="T21" style:family="text">
      <style:text-properties style:font-name="Cascadia Code" fo:font-size="10pt" style:font-size-asian="10pt" style:font-size-complex="10pt"/>
    </style:style>
    <style:style style:name="T22" style:family="text">
      <style:text-properties style:font-name="Cascadia Code" fo:font-size="10pt" officeooo:rsid="0011b3a3" style:font-size-asian="10pt" style:font-size-complex="10pt"/>
    </style:style>
    <style:style style:name="T23" style:family="text">
      <style:text-properties style:font-name="Cascadia Code" fo:font-size="10pt" officeooo:rsid="0011fa10" style:font-size-asian="10pt" style:font-size-complex="10pt"/>
    </style:style>
    <style:style style:name="T24" style:family="text">
      <style:text-properties style:font-name="Cascadia Code" fo:font-size="10pt" officeooo:rsid="00173878" style:font-size-asian="10pt" style:font-size-complex="10pt"/>
    </style:style>
    <style:style style:name="T25" style:family="text">
      <style:text-properties style:font-name="Cascadia Code" fo:font-size="10pt" officeooo:rsid="00177dfc" style:font-size-asian="10pt" style:font-size-complex="10pt"/>
    </style:style>
    <style:style style:name="T26" style:family="text">
      <style:text-properties style:font-name="Cascadia Code" fo:font-size="10pt" fo:font-weight="normal" officeooo:rsid="00177dfc" style:font-size-asian="10pt" style:font-weight-asian="normal" style:font-size-complex="10pt" style:font-weight-complex="normal"/>
    </style:style>
    <style:style style:name="T27" style:family="text">
      <style:text-properties style:font-name="Cascadia Code" fo:font-size="11pt" fo:font-weight="normal" officeooo:rsid="00177dfc" style:font-size-asian="11pt" style:font-weight-asian="normal" style:font-size-complex="11pt" style:font-weight-complex="normal"/>
    </style:style>
    <style:style style:name="T28" style:family="text">
      <style:text-properties style:font-name="Cascadia Code" officeooo:rsid="00177dfc"/>
    </style:style>
    <style:style style:name="T29" style:family="text">
      <style:text-properties style:font-name="Cascadia Code" officeooo:rsid="00173878"/>
    </style:style>
    <style:style style:name="T30" style:family="text">
      <style:text-properties style:font-name="Cascadia Code" officeooo:rsid="0011fa10"/>
    </style:style>
    <style:style style:name="T31" style:family="text">
      <style:text-properties style:font-name="Cascadia Code" fo:font-weight="normal" officeooo:rsid="00177dfc" style:font-weight-asian="normal" style:font-weight-complex="normal"/>
    </style:style>
    <style:style style:name="T32" style:family="text">
      <style:text-properties style:font-name="Cascadia Code" fo:font-weight="bold" officeooo:rsid="00177dfc" style:font-weight-asian="bold" style:font-weight-complex="bold"/>
    </style:style>
    <style:style style:name="T33" style:family="text">
      <style:text-properties officeooo:rsid="0011fa10"/>
    </style:style>
    <style:style style:name="T34" style:family="text">
      <style:text-properties officeooo:rsid="0012ebd5"/>
    </style:style>
    <style:style style:name="T35" style:family="text">
      <style:text-properties officeooo:rsid="0013bc9c"/>
    </style:style>
    <style:style style:name="T36" style:family="text">
      <style:text-properties officeooo:rsid="001463ad"/>
    </style:style>
    <style:style style:name="T37" style:family="text">
      <style:text-properties officeooo:rsid="0014aa90"/>
    </style:style>
    <style:style style:name="T38" style:family="text">
      <style:text-properties officeooo:rsid="0015b22c"/>
    </style:style>
    <style:style style:name="T39" style:family="text">
      <style:text-properties fo:font-weight="normal" style:font-weight-asian="normal" style:font-weight-complex="normal"/>
    </style:style>
    <style:style style:name="T40" style:family="text">
      <style:text-properties fo:font-weight="normal" officeooo:rsid="0015b22c" style:font-weight-asian="normal" style:font-weight-complex="normal"/>
    </style:style>
    <style:style style:name="T41" style:family="text">
      <style:text-properties fo:font-weight="normal" officeooo:rsid="00173878" style:font-weight-asian="normal" style:font-weight-complex="normal"/>
    </style:style>
    <style:style style:name="T42" style:family="text">
      <style:text-properties fo:font-weight="normal" officeooo:rsid="00177dfc" style:font-weight-asian="normal" style:font-weight-complex="normal"/>
    </style:style>
    <style:style style:name="T43" style:family="text">
      <style:text-properties officeooo:rsid="00173878"/>
    </style:style>
    <style:style style:name="T44" style:family="text">
      <style:text-properties officeooo:rsid="00177dfc"/>
    </style:style>
    <style:style style:name="T45" style:family="text">
      <style:text-properties fo:font-size="11pt" style:font-size-asian="11pt" style:font-size-complex="11pt"/>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ize="11pt" fo:font-weight="normal" officeooo:rsid="00177dfc" style:font-size-asian="11pt" style:font-weight-asian="normal" style:font-size-complex="11pt" style:font-weight-complex="normal"/>
    </style:style>
    <style:style style:name="T48" style:family="text">
      <style:text-properties officeooo:rsid="00177e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phics2d-<text:span text:style-name="T44">Kurzreferenz</text:span></text:h>
      <text:h text:style-name="P5" text:outline-level="2">Callbacks</text:h>
      <text:p text:style-name="P2"/>
      <text:p text:style-name="P32"><text:span text:style-name="T48">on_</text:span>ready()</text:p>
      <text:p text:style-name="P9">Wird vom Framework aufgerufen, sobald das Framework initialisiert ist und du mit dem Zeichnen usw. beginnen kannst.</text:p>
      <text:p text:style-name="P32"/>
      <text:p text:style-name="P32"><text:span text:style-name="T48">on_</text:span>draw()</text:p>
      <text:p text:style-name="P9">Wird vom Framework höchstens einmal pro Frame aufgerufen, um den Fensterinhalt neu zu zeichnen. Wenn <text:span text:style-name="T19">ALWAYS_REDRAW</text:span> wahr ist, wird <text:span text:style-name="T19">draw()</text:span> in jedem Frame aufgerufen, ansonsten führt ein Aufruf von request_redraw() dazu, dass das Framework <text:span text:style-name="T19">draw()</text:span> aufruft.</text:p>
      <text:p text:style-name="P32"/>
      <text:p text:style-name="P32"><text:span text:style-name="T48">on_</text:span>update(dt)</text:p>
      <text:p text:style-name="P9">Wird vom Framework höchstens <text:span text:style-name="T19">MAX_FPS</text:span> mal pro Sekunde aufgerufen. <text:span text:style-name="T44">Hier kannst du den Zustand deiner Grafik in Abhängigkeit der vergangenen Zeit verändern. Um die Framerate nicht einbrechen zu lassen, solltest du hier (und in allen anderen Callbacks) nichts zun, das mehr Zeit benötigt als </text:span><text:span text:style-name="T28">1/MAX_FPS</text:span><text:span text:style-name="T44"> Sekunden.</text:span></text:p>
      <text:p text:style-name="P40"/>
      <text:p text:style-name="P41"><text:span text:style-name="T38">dt</text:span><text:span text:style-name="T1">: </text:span><text:span text:style-name="T13">delta time, die ungefähre Anzahl Millisekunden seit dem letzten Aufruf. Bei 60 FPS beträgt</text:span></text:p>
      <text:p text:style-name="P43"><text:span text:style-name="T2">dieser Wert ungefähr 16.</text:span></text:p>
      <text:p text:style-name="P34"/>
      <text:p text:style-name="P32"><text:span text:style-name="T48">on_</text:span>input(event)</text:p>
      <text:p text:style-name="P13">Wird vom Framework aufgerufen, wenn ein Input des Benutzers vorliegt, z.B. ein Tastendruck, eine Mausbewegung oder ein Gamepad-Ereignis.</text:p>
      <text:p text:style-name="P14"/>
      <text:p text:style-name="P44"><text:span text:style-name="T43">event</text:span><text:span text:style-name="T1">: </text:span><text:span text:style-name="T14">Liefert genauere Informationen zum Event. Sein Typ kann über event.type abgefragt</text:span></text:p>
      <text:p text:style-name="P17">werden, weitere vorhandene Informationen hängen vom Typ des events ab.</text:p>
      <text:p text:style-name="P33"/>
      <text:p text:style-name="P32"><text:span text:style-name="T48">on_</text:span>exit()</text:p>
      <text:p text:style-name="P13">Wird vom Framework aufgerufen, bevor <text:span text:style-name="T19">go()</text:span> beendet wird.</text:p>
      <text:p text:style-name="P32"/>
      <text:p text:style-name="P32"><text:span text:style-name="T48">on_</text:span>resized(breite, höhe)</text:p>
      <text:p text:style-name="P13">Wird vom Framework aufgerufen, wenn die Fenstergrösse geändert hat. </text:p>
      <text:p text:style-name="P14"/>
      <text:p text:style-name="P44"><text:span text:style-name="T43">breite</text:span><text:span text:style-name="T1">: </text:span><text:span text:style-name="T14">Die neue Breite des Fensters</text:span></text:p>
      <text:p text:style-name="P44"><text:span text:style-name="T41">höhe</text:span><text:span text:style-name="T3">: </text:span><text:span text:style-name="T14">Die neue Höhe des Fensters</text:span></text:p>
      <text:p text:style-name="P1"><text:span text:style-name="T3"/></text:p>
      <text:h text:style-name="P5" text:outline-level="2">Weitere Grafikfunktionen</text:h>
      <text:p text:style-name="P3"/>
      <text:p text:style-name="P37"><text:span text:style-name="T38">g</text:span>o():</text:p>
      <text:p text:style-name="P12">Konfiguriert das Framework und startet seine Event Loop. <text:span text:style-name="T29">go()</text:span> sollte die letzte Anweisung in deinem Programm sein; nachdem <text:span text:style-name="T19">go() </text:span>zurückkehrt, führen sämtliche Funktionsaufrufe in das graphics2d-Framework zu einem undefinierten Ergebnis.</text:p>
      <text:p text:style-name="P12"/>
      <text:p text:style-name="P12"/>
      <text:p text:style-name="P12"/>
      <text:p text:style-name="P37"><text:soft-page-break/>set_window_title(title):</text:p>
      <text:p text:style-name="P15">Setzt den Titel des Grafikfensters. <text:s/>Hinweis: go() überschreibt diesen Titel, deshalb ist es sinnvoller, den Titel erst im <text:span text:style-name="T19">ready</text:span>-Callback zu setzen.</text:p>
      <text:p text:style-name="P28"/>
      <text:p text:style-name="P45"><text:span text:style-name="T37">title</text:span><text:span text:style-name="T1">: </text:span><text:span text:style-name="T6">D</text:span><text:span text:style-name="T8">er </text:span><text:span text:style-name="T9">Titel</text:span></text:p>
      <text:p text:style-name="P45"/>
      <text:p text:style-name="P38">request_redraw():</text:p>
      <text:p text:style-name="P18"><text:span text:style-name="T1">Verlangt das Neuzeichnen der Grafik via </text:span><text:span text:style-name="T20">draw() </text:span><text:span text:style-name="T33">in diesem Frame.</text:span><text:span text:style-name="T1"> Wenn </text:span><text:span text:style-name="T19">A</text:span><text:span text:style-name="T20">LWAYS</text:span><text:span text:style-name="T19">_REDRAW</text:span> <text:span text:style-name="T1">wahr ist, ist die Verwendung dieser Funktion nicht nötig, </text:span><text:span text:style-name="T33">da </text:span><text:span text:style-name="T30">draw()</text:span><text:span text:style-name="T33"> in diesem Fall ohnehin in jedem Frame aufgerufen wird. </text:span></text:p>
      <text:p text:style-name="P19"/>
      <text:p text:style-name="P38">draw_line(start, end, color, width=1):</text:p>
      <text:p text:style-name="P20"><text:span text:style-name="T1">Zeichnet eine Linie von </text:span>start <text:span text:style-name="T1">zu end in der angegebenen Farbe und mit der angegebenen Strichdicke.</text:span></text:p>
      <text:p text:style-name="P46"/>
      <text:p text:style-name="P47"><text:span text:style-name="T1">start: </text:span><text:span text:style-name="T3">Ein (x, y)-Tupel, Startpunkt der Linie</text:span></text:p>
      <text:p text:style-name="P47"><text:span text:style-name="T1">end: </text:span><text:span text:style-name="T3">Ein (x, y)-Tupel, Endpunkt der Linie</text:span></text:p>
      <text:p text:style-name="P46"><text:span text:style-name="T1">color: </text:span><text:span text:style-name="T3">Ein Color-Objekt, </text:span><text:span text:style-name="T6">bezeichnet die Farbe der Linie</text:span></text:p>
      <text:p text:style-name="P46"><text:span text:style-name="T1">width</text:span><text:span text:style-name="T3">: Die Breite der Linie</text:span></text:p>
      <text:p text:style-name="P48"/>
      <text:p text:style-name="P38">draw_polyline(points, color, is_closed=False, width=1):</text:p>
      <text:p text:style-name="P21">Zeichnet eine Linie, welche alle angegebenen Punkte verbindet. Wenn is_closed wahr ist, wird auch der letzte mit dem ersten Punkt verbunden und es entsteht ein Polygon.</text:p>
      <text:p text:style-name="P48"/>
      <text:p text:style-name="P49"><text:span text:style-name="T33">points</text:span><text:span text:style-name="T1">: </text:span><text:span text:style-name="T3">Ein</text:span><text:span text:style-name="T4">e Liste mit</text:span><text:span text:style-name="T3"> (x, y)-Tupel</text:span><text:span text:style-name="T4">n, welche die Punktkoordinaten angeben</text:span></text:p>
      <text:p text:style-name="P49"><text:span text:style-name="T1">color: </text:span><text:span text:style-name="T3">Ein Color-Objekt</text:span></text:p>
      <text:p text:style-name="P49"><text:span text:style-name="T33">is_closed</text:span><text:span text:style-name="T1">: </text:span><text:span text:style-name="T4">Wenn True, wird der letzte Punkt mit dem ersten verbunden, sonst nicht.</text:span></text:p>
      <text:p text:style-name="P50"><text:span text:style-name="T1">width</text:span><text:span text:style-name="T3">: Die Breite der Linie</text:span></text:p>
      <text:p text:style-name="P53"/>
      <text:p text:style-name="P38">draw_filled_rect(topleft, size, color):</text:p>
      <text:p text:style-name="P22">Zeichnet ein mit der Farbe color ausgefülltes Rechteck.</text:p>
      <text:p text:style-name="P23"><text:span text:style-name="T19"/></text:p>
      <text:p text:style-name="P23"><text:span text:style-name="T19">topleft</text:span>: Ein (x,y)-Tupel, das die Position der oberen linken Ecke des Rechtecks angibt</text:p>
      <text:p text:style-name="P23"><text:span text:style-name="T19">size</text:span>: Ein (breite,höhe)-Tupel, das die Breite und Höhe des Rechtecks angibt.</text:p>
      <text:p text:style-name="P23"><text:span text:style-name="T19">color</text:span>: Ein Color-Objekt, <text:span text:style-name="T34">bezeichnet die Farbe des Rechtecks</text:span></text:p>
      <text:p text:style-name="P48"/>
      <text:p text:style-name="P38"><text:span text:style-name="T1">d</text:span>raw_circle(center, radius, color, width=1):</text:p>
      <text:p text:style-name="P24">Zeichnet einen Kreis.</text:p>
      <text:p text:style-name="P25"/>
      <text:p text:style-name="P51"><text:span text:style-name="T33">center</text:span><text:span text:style-name="T1">: </text:span><text:span text:style-name="T3">Ein </text:span><text:span text:style-name="T4">(x,y)-Tupel, das die Koordinaten des Kreismittelpunkts angibt</text:span></text:p>
      <text:p text:style-name="P51"><text:span text:style-name="T33">radius</text:span><text:span text:style-name="T1">: </text:span><text:span text:style-name="T4">Der Radius des Kreises</text:span></text:p>
      <text:p text:style-name="P52"><text:span text:style-name="T33">color</text:span><text:span text:style-name="T1">: </text:span><text:span text:style-name="T4">Ein Color-Objekt, </text:span><text:span text:style-name="T6">bezeichnet die Farbe der Kreislinie</text:span></text:p>
      <text:p text:style-name="P52"><text:span text:style-name="T1">width:</text:span><text:span text:style-name="T3"> Die Breite der </text:span><text:span text:style-name="T6">Kreisl</text:span><text:span text:style-name="T3">inie</text:span></text:p>
      <text:p text:style-name="P48"><text:s text:c="4"/></text:p>
      <text:p text:style-name="P38">draw_filled_circle(center, radius, color):</text:p>
      <text:p text:style-name="P54"><text:span text:style-name="T4">Zeichnet einen </text:span><text:span text:style-name="T6">mit einer Farbe ausgefüllten Kreis.</text:span></text:p>
      <text:p text:style-name="P54"/>
      <text:p text:style-name="P55"><text:span text:style-name="T33">center</text:span><text:span text:style-name="T1">: </text:span><text:span text:style-name="T3">Ein </text:span><text:span text:style-name="T4">(x,y)-Tupel, das die Koordinaten des Kreismittelpunkts angibt</text:span></text:p>
      <text:p text:style-name="P54"><text:span text:style-name="T33">radius</text:span><text:span text:style-name="T1">: </text:span><text:span text:style-name="T4">Der Radius des Kreises</text:span></text:p>
      <text:p text:style-name="P55"><text:span text:style-name="T33">color</text:span><text:span text:style-name="T1">: </text:span><text:span text:style-name="T4">Ein Color-Objekt</text:span></text:p>
      <text:p text:style-name="P55"/>
      <text:p text:style-name="P55"/>
      <text:p text:style-name="P55"/>
      <text:p text:style-name="P38"><text:soft-page-break/>draw_text(fontname, fontsize, text, position, color, antialiased=True, <text:tab/>background=None):</text:p>
      <text:p text:style-name="P56"><text:span text:style-name="T18">Rendert</text:span><text:span text:style-name="T6"> Text.</text:span></text:p>
      <text:p text:style-name="P48"><text:s text:c="4"/></text:p>
      <text:p text:style-name="P55"><text:span text:style-name="T34">fontname</text:span><text:span text:style-name="T1">: </text:span><text:span text:style-name="T6">Der Fontname als String. </text:span></text:p>
      <text:p text:style-name="P54"><text:span text:style-name="T34">fontsize</text:span><text:span text:style-name="T1">: </text:span><text:span text:style-name="T6">Die Schriftgrösse</text:span></text:p>
      <text:p text:style-name="P55"><text:span text:style-name="T34">text</text:span><text:span text:style-name="T1">: </text:span><text:span text:style-name="T6">Der Text, der gezeichnet werden soll</text:span></text:p>
      <text:p text:style-name="P55"><text:span text:style-name="T34">position</text:span><text:span text:style-name="T1">: </text:span><text:span text:style-name="T6">Dein (x,y)-Koordinatentupel, welche die Textposition angeben<text:line-break/></text:span><text:span text:style-name="T34">color</text:span><text:span text:style-name="T1">: </text:span><text:span text:style-name="T6">Die Farbe des Textes<text:line-break/></text:span></text:p>
      <text:p text:style-name="P38">draw_surface(source_surface, destination_position, source_area=None):</text:p>
      <text:p text:style-name="P29">Zeichnet eine Surface (z.B. ein mit load_image geladenes Bild) an die angegebene Position.</text:p>
      <text:p text:style-name="P57"/>
      <text:p text:style-name="P57"><text:span text:style-name="T35">source_surface</text:span><text:span text:style-name="T1">: </text:span><text:span text:style-name="T6">D</text:span><text:span text:style-name="T7">ie Surface, die gezeichnet werden soll</text:span></text:p>
      <text:p text:style-name="P58"><text:span text:style-name="T35">destination_position</text:span><text:span text:style-name="T1">: </text:span><text:span text:style-name="T7">Ein (x,y)-Tupel, gibt die Koordinaten der linken oberen Ecke an</text:span></text:p>
      <text:p text:style-name="P57"><text:span text:style-name="T35">source_area</text:span><text:span text:style-name="T1">: </text:span><text:span text:style-name="T7">Ein Rect, das den Bildauschnitt angibt, der aus source_surface gezeichnet wird</text:span></text:p>
      <text:p text:style-name="P48"/>
      <text:p text:style-name="P39">get_text_size(fontname, fontsize, text):</text:p>
      <text:p text:style-name="P16">Liefert ein (b, h)-Tupel aus Breite und Höhe eines Rechtecks, das den Text umfassen würde.</text:p>
      <text:p text:style-name="P30"/>
      <text:p text:style-name="P59"><text:span text:style-name="T36">fontname</text:span><text:span text:style-name="T1">: </text:span><text:span text:style-name="T6">D</text:span><text:span text:style-name="T8">er Name des zu verwendenen Fonts (als String)</text:span></text:p>
      <text:p text:style-name="P60"><text:span text:style-name="T36">fontsize</text:span><text:span text:style-name="T1">: </text:span><text:span text:style-name="T8">Die Grösse des zu verwendenden Fonts</text:span></text:p>
      <text:p text:style-name="P59"><text:span text:style-name="T36">text</text:span><text:span text:style-name="T1">: </text:span><text:span text:style-name="T8">Der Text, dessen Grösse bestimmt werden soll.</text:span></text:p>
      <text:p text:style-name="P48"/>
      <text:p text:style-name="P38">get_window_size():</text:p>
      <text:p text:style-name="P9">Liefert die Grösse des Grafikfensters als (breite, höhe)-Tupel zurück.</text:p>
      <text:p text:style-name="P48"/>
      <text:p text:style-name="P38">get_default_fontname():</text:p>
      <text:p text:style-name="P9">Liefert den Namen des Default-Fonts zurück.</text:p>
      <text:p text:style-name="P26"><text:span text:style-name="T40"/></text:p>
      <text:p text:style-name="P38">get_all_fontnames():</text:p>
      <text:p text:style-name="P27">Liefert eine Liste aller verfügbaren Fontnamen zurück.</text:p>
      <text:p text:style-name="P48"/>
      <text:p text:style-name="P36">load_image(filename):</text:p>
      <text:p text:style-name="P9">Lädt das Bild mit dem angegebenen Dateinamen. Die gängigsten Grafikformate werden unterstützt,</text:p>
      <text:p text:style-name="P35"><text:span text:style-name="T11">z.B. jpg, png, webp, gif, bmp etc, inklusive einfache SVG-Grafiken.</text:span><text:line-break/></text:p>
      <text:p text:style-name="P42"><text:span text:style-name="T36">f</text:span><text:span text:style-name="T38">ile</text:span><text:span text:style-name="T36">name</text:span><text:span text:style-name="T1">: </text:span><text:span text:style-name="T6">D</text:span><text:span text:style-name="T8">er Name </text:span><text:span text:style-name="T13">bzw Pfad zum Bild</text:span><text:span text:style-name="T8">.</text:span></text:p>
      <text:p text:style-name="P42"><text:span text:style-name="T8"/></text:p>
      <text:p text:style-name="P38">save_screen(filename):</text:p>
      <text:p text:style-name="P9">Speichert den Inhalt des Grafikfensters unter dem angegebenen Dateinamen. Achtung: Bereits existierende Dateien werden überschrieben!</text:p>
      <text:p text:style-name="P31"/>
      <text:p text:style-name="P42"><text:span text:style-name="T36">f</text:span>ile<text:span text:style-name="T36">name</text:span><text:span text:style-name="T1">: </text:span><text:span text:style-name="T6">D</text:span><text:span text:style-name="T8">er Name </text:span><text:span text:style-name="T2">bzw Pfad zum Bild</text:span><text:span text:style-name="T8">.</text:span></text:p>
      <text:p text:style-name="P48"/>
      <text:h text:style-name="P7" text:outline-level="2"><text:soft-page-break/>Konfigurationskonstanten </text:h>
      <text:h text:style-name="P6" text:outline-level="2">Diese Konstanten kannst du in deiner Applikation setzen, um das Framework zu konfigurieren, bevor du es mit go() startest. Wenn du sie nicht setzt, verwendet das Framework voreingestellte Werte.</text:h>
      <text:h text:style-name="P8" text:outline-level="2"><text:span text:style-name="T31">WIDTH<text:tab/><text:tab/></text:span><text:span text:style-name="T12">Legt die Breite des Grafikfensters fest<text:line-break/></text:span><text:span text:style-name="T42">HEIGHT</text:span><text:span text:style-name="T39"><text:tab/></text:span><text:tab/><text:span text:style-name="T10">Legt die </text:span><text:span text:style-name="T12">Höhe</text:span><text:span text:style-name="T10"> des Grafikfensters fest<text:line-break/></text:span><text:span text:style-name="T31">ALWAYS_REDRAW</text:span><text:span text:style-name="T39"><text:tab/><text:tab/></text:span><text:span text:style-name="T12">Falls True, wird draw() in jedem Frame aufgerufen, sonst nur nach <text:tab/><text:tab/></text:span><text:span text:style-name="T32">request_redraw()</text:span><text:span text:style-name="T31"><text:line-break/>MAX_FPS<text:tab/><text:tab/></text:span><text:span text:style-name="T12">Begrenzt die Frames pro Sekunde (und updates pro Sekunde) <text:line-break/></text:span><text:span text:style-name="T31">FULLSCREEN</text:span><text:span text:style-name="T12"><text:tab/><text:tab/>Falls True, startet das Framework im Fullscreen-Modus<text:line-break/></text:span><text:span text:style-name="T31">RESIZABLE</text:span><text:span text:style-name="T12"><text:tab/><text:tab/>Falls True, kann die Grösse des Grafikfensters vom Benutzer <text:tab/><text:tab/><text:tab/>verändert werden.<text:line-break/></text:span><text:span text:style-name="T31">DEFAULT_FONT_SIZE<text:tab/></text:span><text:span text:style-name="T12"><text:tab/>Legt die Standard-Grösse für Fonts fest.</text:span></text:h>
      <text:h text:style-name="P7" text:outline-level="2">Vordefinierte Konstanten</text:h>
      <text:p text:style-name="P4">BLACK<text:tab/><text:tab/><text:tab/><text:span text:style-name="T2">Ein vordefiniertes Color-Objekt für die Farbe Schwarz<text:line-break/></text:span>WHITE<text:tab/><text:tab/><text:tab/><text:span text:style-name="T2">Ein vordefiniertes Color-Objekt für die Farbe Weiss<text:line-break/></text:span>RED<text:tab/><text:tab/><text:tab/><text:span text:style-name="T2">Ein vordefiniertes Color-Objekt für die Farbe Rot<text:line-break/></text:span>GREEN<text:tab/><text:tab/><text:tab/><text:span text:style-name="T2">Ein vordefiniertes Color-Objekt für die Farbe Grün<text:line-break/></text:span>BLUE<text:tab/><text:tab/><text:tab/><text:span text:style-name="T2">Ein vordefiniertes Color-Objekt für die Farbe Blau</text:span></text:p>
      <text:p text:style-name="P4">MOUSEMOTION<text:tab/><text:tab/><text:span text:style-name="T2">Event-Typ für «Mausbewegung»</text:span><text:line-break/>MOUSEBUTTONDOWN<text:tab/><text:span text:style-name="T2">Event-Typ für «Maustaste gedrückt»</text:span><text:line-break/>MOUSEBUTTONUP<text:tab/><text:span text:style-name="T2">Event-Typ für «Maustaste losgelassen»</text:span><text:line-break/>KEYDOWN<text:tab/><text:tab/><text:span text:style-name="T2">Event-Typ für «Taste gedrückt»</text:span><text:line-break/>KEYUP<text:tab/><text:tab/><text:tab/><text:span text:style-name="T2">Event-Typ für «Taste losgelas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skerville Old Face" svg:font-family="'Baskerville Old Face'"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8:41:04.942000000</meta:creation-date>
    <dc:date>2025-11-14T13:02:20.410086481</dc:date>
    <meta:editing-duration>PT15H17M7S</meta:editing-duration>
    <meta:editing-cycles>12</meta:editing-cycles>
    <meta:generator>LibreOffice/24.2.7.2$Linux_X86_64 LibreOffice_project/420$Build-2</meta:generator>
    <meta:document-statistic meta:table-count="0" meta:image-count="0" meta:object-count="0" meta:page-count="4" meta:paragraph-count="93" meta:word-count="861" meta:character-count="6456" meta:non-whitespace-character-count="5643"/>
  </office:meta>
</office:document-meta>
</file>